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7.<text:s/>Write a Prolog Program to implement Best First Search algorithm</text:p>
      <text:p text:style-name="Normal"/>
      <text:p text:style-name="Normal">% --- Graph representation: edge(Node1, Node2, Cost) ---</text:p>
      <text:p text:style-name="Normal"/>
      <text:p text:style-name="Normal">edge(a, b, 1).</text:p>
      <text:p text:style-name="Normal">edge(a, c, 4).</text:p>
      <text:p text:style-name="Normal">edge(b, d, 3).</text:p>
      <text:p text:style-name="Normal">edge(b, e, 1).</text:p>
      <text:p text:style-name="Normal">edge(c, f, 5).</text:p>
      <text:p text:style-name="Normal">edge(e, g, 2).</text:p>
      <text:p text:style-name="Normal">edge(d, g, 7).</text:p>
      <text:p text:style-name="Normal">edge(f, g, 1).</text:p>
      <text:p text:style-name="Normal"/>
      <text:p text:style-name="Normal">% --- Heuristic values: h(Node, HeuristicCost) ---</text:p>
      <text:p text:style-name="Normal"/>
      <text:p text:style-name="Normal">h(a, 7).</text:p>
      <text:p text:style-name="Normal">h(b, 6).</text:p>
      <text:p text:style-name="Normal">h(c, 2).</text:p>
      <text:p text:style-name="Normal">h(d, 5).</text:p>
      <text:p text:style-name="Normal">h(e, 1).</text:p>
      <text:p text:style-name="Normal">h(f, 1).</text:p>
      <text:p text:style-name="Normal">h(g, 0). <text:s/>% goal node</text:p>
      <text:p text:style-name="Normal"/>
      <text:p text:style-name="Normal">% --- Best-first search algorithm ---</text:p>
      <text:p text:style-name="Normal"/>
      <text:p text:style-name="Normal">best_first_search(Start, Goal, Path) :-</text:p>
      <text:p text:style-name="Normal"><text:s text:c="4"/>bestfs([[Start]], Goal, Path).</text:p>
      <text:p text:style-name="Normal"/>
      <text:p text:style-name="Normal">% Base case: Goal found</text:p>
      <text:p text:style-name="Normal">bestfs([[Goal|Rest]|_], Goal, [Goal|Rest]).</text:p>
      <text:p text:style-name="Normal"/>
      <text:soft-page-break/>
      <text:p text:style-name="Normal">% Recursive case: expand the best path</text:p>
      <text:p text:style-name="Normal">bestfs([CurrentPath|OtherPaths], Goal, FinalPath) :-</text:p>
      <text:p text:style-name="Normal"><text:s text:c="4"/>CurrentPath = [CurrentNode|_],</text:p>
      <text:p text:style-name="Normal"><text:s text:c="4"/>findall([Next,CurrentNode|Rest],</text:p>
      <text:p text:style-name="Normal"><text:s text:c="8"/>(edge(CurrentNode, Next, _),</text:p>
      <text:p text:style-name="Normal"><text:s text:c="9"/>\+ member(Next, CurrentPath)), <text:s/>% avoid cycles</text:p>
      <text:p text:style-name="Normal"><text:s text:c="8"/>NewPaths),</text:p>
      <text:p text:style-name="Normal"><text:s text:c="4"/>append(OtherPaths, NewPaths, AllPaths),</text:p>
      <text:p text:style-name="Normal"><text:s text:c="4"/>sort_paths(AllPaths, SortedPaths),</text:p>
      <text:p text:style-name="Normal"><text:s text:c="4"/>bestfs(SortedPaths, Goal, FinalPath).</text:p>
      <text:p text:style-name="Normal"/>
      <text:p text:style-name="Normal">% Sorting paths by heuristic of the head node</text:p>
      <text:p text:style-name="Normal">sort_paths(Paths, Sorted) :-</text:p>
      <text:p text:style-name="Normal"><text:s text:c="4"/>map_list_to_pairs(path_heuristic, Paths, Pairs),</text:p>
      <text:p text:style-name="Normal"><text:s text:c="4"/>keysort(Pairs, SortedPairs),</text:p>
      <text:p text:style-name="Normal"><text:s text:c="4"/>pairs_values(SortedPairs, Sorted).</text:p>
      <text:p text:style-name="Normal"/>
      <text:p text:style-name="Normal">% Get heuristic of the first node in path</text:p>
      <text:p text:style-name="Normal">path_heuristic([Node|_], H) :-</text:p>
      <text:p text:style-name="Normal"><text:s text:c="4"/>h(Node, H).</text:p>
      <text:p text:style-name="Normal"/>
      <text:p text:style-name="Normal">output:</text:p>
      <text:p text:style-name="Normal">Path = [g, e, b, a]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22:00Z</meta:creation-date>
    <dc:date>2025-07-08T16:25:00Z</dc:date>
    <meta:template xlink:href="Normal.dotm" xlink:type="simple"/>
    <meta:editing-cycles>1</meta:editing-cycles>
    <meta:editing-duration>PT180S</meta:editing-duration>
    <meta:document-statistic meta:page-count="2" meta:paragraph-count="2" meta:word-count="191" meta:character-count="1281" meta:row-count="9" meta:non-whitespace-character-count="1092"/>
  </office:meta>
</office:document-meta>
</file>